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</office:automatic-styles>
  <office:body>
    <office:text text:use-soft-page-breaks="true">
      <text:p text:style-name="P1">As a psy and writer,<text:s/>he is fascinated by words.<text:s/></text:p>
      <text:p text:style-name="P2">It was a lost dog without collar.</text:p>
      <text:p text:style-name="P3">He doesn’t want to become civil servant.</text:p>
      <text:p text:style-name="P4">He is<text:s/>a<text:s/>protestant, his wife is<text:s/>a<text:s/>catholic.</text:p>
      <text:p text:style-name="P5">The Elephant Man, a movie<text:s/>directed<text:s/>by David Lynch in 1980, isn’t a horror movie.</text:p>
      <text:p text:style-name="P6">Finding his way in Tokyo’s<text:s/>underground isn’t an easy task.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29T09:27:00Z</meta:creation-date>
    <dc:date>2020-09-29T10:38:00Z</dc:date>
    <meta:template xlink:href="Normal.dotm" xlink:type="simple"/>
    <meta:editing-cycles>2</meta:editing-cycles>
    <meta:editing-duration>PT4260S</meta:editing-duration>
    <meta:document-statistic meta:page-count="1" meta:paragraph-count="1" meta:word-count="47" meta:character-count="308" meta:row-count="2" meta:non-whitespace-character-count="262"/>
  </office:meta>
</office:document-meta>
</file>